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paragraph-properties fo:text-align="center" style:justify-single-word="false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1">Esempio completo di richiesta HTTP</text:span></text:span></text:p>
      <text:p text:style-name="Text_20_body">POST /login?user=marco HTTP/1.1<text:line-break/>Host: localhost:8080<text:line-break/>Content-Type: application/x-www-form-urlencoded<text:line-break/>Content-Length: 27</text:p>
      <text:p text:style-name="Text_20_body">username=marco&amp;password=1234</text:p>
      <text:p text:style-name="Text_20_body"/>
      <text:p text:style-name="Horizontal_20_Line"/>
      <text:p text:style-name="Text_20_body"><text:span text:style-name="Strong_20_Emphasis">1. Request Line (prima riga)</text:span></text:p>
      <text:p text:style-name="Text_20_body">POST /login?user=marco HTTP/1.1</text:p>
      <text:p text:style-name="Text_20_body">Componenti:</text:p>
      <text:list xml:id="list3873418292" text:style-name="L1">
        <text:list-item>
          <text:p text:style-name="P1">Metodo: <text:span text:style-name="Source_20_Text">POST</text:span><text:line-break/>→ indica l'azione richiesta (GET, POST, DELETE, ecc.)</text:p>
        </text:list-item>
        <text:list-item>
          <text:p text:style-name="P1">URI: <text:span text:style-name="Source_20_Text">/login?user=marco</text:span><text:line-break/>→ indica la risorsa da contattare</text:p>
        </text:list-item>
        <text:list-item>
          <text:p text:style-name="P1">Versione: <text:span text:style-name="Source_20_Text">HTTP/1.1</text:span><text:line-break/>→ indica il protocollo HTTP usato</text:p>
        </text:list-item>
      </text:list>
      <text:p text:style-name="Horizontal_20_Line"/>
      <text:p text:style-name="Text_20_body"><text:span text:style-name="Strong_20_Emphasis">Cos'è l'URI?</text:span></text:p>
      <text:p text:style-name="Text_20_body">L'URI (Uniform Resource Identifier) è la parte della riga <text:span text:style-name="Source_20_Text">/login?user=marco</text:span><text:line-break/>È composto da:</text:p>
      <text:list xml:id="list2579132979" text:style-name="L2">
        <text:list-item>
          <text:p text:style-name="P2">Path: <text:span text:style-name="Source_20_Text">/login</text:span><text:line-break/>→ è il percorso (tipo la route di un sito)</text:p>
        </text:list-item>
        <text:list-item>
          <text:p text:style-name="P2">Query string: <text:span text:style-name="Source_20_Text">?user=marco</text:span><text:line-break/>→ parametri, spesso usati nei metodi GET</text:p>
        </text:list-item>
      </text:list>
      <text:p text:style-name="Text_20_body">URI = Path + Query String</text:p>
      <text:p text:style-name="Text_20_body"/>
      <text:p text:style-name="Horizontal_20_Line"/>
      <text:p text:style-name="Text_20_body"><text:span text:style-name="Strong_20_Emphasis">2. Header Fields</text:span></text:p>
      <text:p text:style-name="Text_20_body">Sono righe che descrivono la richiesta.<text:line-break/>Sono nel formato:</text:p>
      <text:p text:style-name="Text_20_body">Nome-Header: valore</text:p>
      <text:p text:style-name="Text_20_body">Esempi:</text:p>
      <text:list xml:id="list2785216905" text:style-name="L3">
        <text:list-item>
          <text:p text:style-name="P3">Host: localhost:8080<text:line-break/>→ indica a quale host si riferisce la richiesta</text:p>
        </text:list-item>
        <text:list-item>
          <text:p text:style-name="P3"><text:soft-page-break/>Content-Type: application/x-www-form-urlencoded<text:line-break/>→ specifica il tipo di contenuto nel body</text:p>
        </text:list-item>
        <text:list-item>
          <text:p text:style-name="P3">Content-Length: 27<text:line-break/>→ numero di byte nel corpo</text:p>
        </text:list-item>
      </text:list>
      <text:p text:style-name="Text_20_body"/>
      <text:p text:style-name="Horizontal_20_Line"/>
      <text:p text:style-name="Text_20_body"><text:span text:style-name="Strong_20_Emphasis">3. Body (corpo della richiesta)</text:span></text:p>
      <text:p text:style-name="Text_20_body">Appare solo con metodi come POST o PUT.<text:line-break/>Contiene i dati inviati (ad esempio form o JSON).<text:line-break/>Nell'esempio:</text:p>
      <text:p text:style-name="Text_20_body">username=marco&amp;password=1234</text:p>
      <text:p text:style-name="Horizontal_20_Line"/>
      <text:p text:style-name="Text_20_body"><text:span text:style-name="Strong_20_Emphasis"/></text:p>
      <text:p text:style-name="Text_20_body"><text:span text:style-name="Strong_20_Emphasis">Schema riassuntivo di una richiesta HTTP</text:span></text:p>
      <text:p text:style-name="Text_20_body">Metodo URI Versione<text:line-break/>Header: valore<text:line-break/>Header: valore<text:line-break/>...<text:line-break/>(eventuale corpo)</text:p>
      <text:p text:style-name="Horizontal_20_Line"/>
      <text:p text:style-name="Text_20_body"><text:span text:style-name="Strong_20_Emphasis">Esempio pratico:</text:span></text:p>
      <text:p text:style-name="Text_20_body">GET /products?id=123&amp;sort=asc HTTP/1.1</text:p>
      <text:p text:style-name="Text_20_body">Vuol dire:</text:p>
      <text:list xml:id="list3217299358" text:style-name="L4">
        <text:list-item>
          <text:p text:style-name="P4">Metodo: GET</text:p>
        </text:list-item>
        <text:list-item>
          <text:p text:style-name="P4">Risorsa: /products</text:p>
        </text:list-item>
        <text:list-item>
          <text:p text:style-name="P4">Parametri: id=123 e sort=asc</text:p>
        </text:list-item>
      </text:list>
      <text:p text:style-name="Horizontal_20_Line"/>
      <text:p text:style-name="Text_20_body"><text:span text:style-name="Strong_20_Emphasis">Perché è importante capire questo:</text:span></text:p>
      <text:p text:style-name="Text_20_body">Se stai scrivendo un webserver:</text:p>
      <text:list xml:id="list1426440923" text:style-name="L5">
        <text:list-item>
          <text:p text:style-name="P5">Devi distinguere tra GET, POST ecc.</text:p>
        </text:list-item>
        <text:list-item>
          <text:p text:style-name="P5">Devi capire qual è il path richiesto</text:p>
        </text:list-item>
        <text:list-item>
          <text:p text:style-name="P5">Devi leggere gli header per sapere host, tipo di dati, dimensione</text:p>
        </text:list-item>
        <text:list-item>
          <text:p text:style-name="P5">Devi leggere il body per ottenere i dati inviati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9:12:56.258858197</meta:creation-date>
    <dc:date>2025-06-10T19:16:35.103371520</dc:date>
    <meta:editing-duration>PT3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8" meta:word-count="250" meta:character-count="1632" meta:non-whitespace-character-count="1435"/>
  </office:meta>
</office:document-meta>
</file>